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oke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addChild(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toString(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addRange(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intersectRanges(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Token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Token.getChil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reateAnchor( int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atToke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reateParen( Token child , int p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createConc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Token.toString( int option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oken.createLook( int type , Token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onToken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registerNonX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.setAlias( String newName , String name , boolean positi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Token.toString(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osureToke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ken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reateClosure( Token to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onToken.addChild( Token tok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Token.createString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MinLength(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9">
            <text:p text:style-name="Table_20_Contents">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Token.sortR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Token.toString( int option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oken.Token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Token.toString( int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oken.isSet( int options , int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Token.getChild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.setMax(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ken.ge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Token.get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oken.getPare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rToken.toString( int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ken.createNGClosure( Token to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isShorterThan( Token to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ken.complementRanges(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reateR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ifierToke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Token.setMax(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ompactR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Token.getChild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Token.match( int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enToken.toString( int optio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oken.mergeRanges(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reateBackReference( int refn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subtractRanges(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Pare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rToken.getChil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MaxLength(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ConditionToken.ConditionToken( int refno , Token cond , Token yespat , Token nop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ken.findFixedString( FixedStringContainer container , int options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6">
            <text:p text:style-name="Table_20_Contents">6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Token.createConcat( Token tok1 , Token tok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enToken.ParenToken( int type , Token tok , int pa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.isRegisterNonX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osureToken.ClosureToken( int type ,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.getGraphemePatter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oken.get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CombiningCharacterSequ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ifierToken.ModifierToken( Token tok , int add , int 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.getChil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Referenc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reateModifierGroup( Token child , int add , int m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onToken.toString( int option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losureToken.getChil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Token.setMin( in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reateNR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ifierToken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match( int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tringContainer.FixedString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ken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Token.toString( int o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osureToken.get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Token.ge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reate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Token.UnionToken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ken.getReferenc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ken.StringToken( int type , String str ,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Token.CharToken( int type , int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getRange( String name , boolean positive )</text:p>
          </table:table-cell>
          <table:table-cell office:value-type="float" office:value="57">
            <text:p text:style-name="Table_20_Contents">57</text:p>
          </table:table-cell>
          <table:table-cell office:value-type="float" office:value="42">
            <text:p text:style-name="Table_20_Contents">42</text:p>
          </table:table-cell>
          <table:table-cell office:value-type="float" office:value="212">
            <text:p text:style-name="Table_20_Contents">212</text:p>
          </table:table-cell>
        </table:table-row>
        <table:table-row>
          <table:table-cell office:value-type="string">
            <text:p text:style-name="Table_20_Contents">Token.getRange( String name , boolean positive , boolean x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.createChar( int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analyzeFirstCharacter( RangeToken result , int options )</text:p>
          </table:table-cell>
          <table:table-cell office:value-type="float" office:value="43">
            <text:p text:style-name="Table_20_Contents">43</text:p>
          </table:table-cell>
          <table:table-cell office:value-type="float" office:value="23">
            <text:p text:style-name="Table_20_Contents">23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ParenToken.getChil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Token.ConcatToken( Token t1 , Token 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.createCondition( int refno , Token condition , Token yespat , Token nop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ifierToken.getOptions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setMin( in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ken.createUn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